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T6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7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0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9" style:family="table-column">
      <style:table-column-properties style:column-width="5.1194in" style:use-optimal-column-width="false"/>
    </style:style>
    <style:style style:name="TableColumn80" style:family="table-column">
      <style:table-column-properties style:column-width="0.984in" style:use-optimal-column-width="false"/>
    </style:style>
    <style:style style:name="Table78" style:family="table">
      <style:table-properties style:width="6.1034in" fo:margin-left="-0.102in" table:align="left"/>
    </style:style>
    <style:style style:name="TableRow81" style:family="table-row">
      <style:table-row-properties style:min-row-height="0.3805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6" style:family="table-row">
      <style:table-row-properties style:row-height="0.2756in"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2" style:family="table-row">
      <style:table-row-properties style:row-height="0.2756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</style:style>
    <style:style style:name="T95" style:parent-style-name="Fonteparág.padrão" style:family="text"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8" style:family="table-row">
      <style:table-row-properties style:row-height="0.2756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</style:style>
    <style:style style:name="T101" style:parent-style-name="Fonteparág.padrão" style:family="text"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4" style:family="table-row">
      <style:table-row-properties style:row-height="0.2756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</style:style>
    <style:style style:name="T107" style:parent-style-name="Fonteparág.padrão" style:family="text"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0" style:family="table-row">
      <style:table-row-properties style:row-height="0.2756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/>
    </style:style>
    <style:style style:name="T113" style:parent-style-name="Fonteparág.padrão" style:family="text">
      <style:text-properties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6" style:family="table-row">
      <style:table-row-properties style:row-height="0.2756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1" style:family="table-row">
      <style:table-row-properties style:row-height="0.2756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6" style:family="table-row">
      <style:table-row-properties style:row-height="0.2756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1" style:family="table-row">
      <style:table-row-properties style:row-height="0.2756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6" style:family="table-row">
      <style:table-row-properties style:row-height="0.2756in"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4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7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8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0" style:parent-style-name="CabeçalhodoSumário" style:family="paragraph">
      <style:paragraph-properties fo:margin-left="0.743in" fo:text-indent="-0.25in">
        <style:tab-stops/>
      </style:paragraph-properties>
    </style:style>
    <style:style style:name="P15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9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3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4" style:parent-style-name="Título1" style:family="paragraph"/>
    <style:style style:name="P165" style:parent-style-name="Normal" style:family="paragraph">
      <style:paragraph-properties fo:text-align="justify" fo:margin-top="0.1666in" fo:margin-bottom="0.1666in"/>
    </style:style>
    <style:style style:name="T166" style:parent-style-name="Fonteparág.padrão" style:family="text">
      <style:text-properties fo:font-size="12pt" style:font-size-asian="12pt" style:font-size-complex="12pt"/>
    </style:style>
    <style:style style:name="P167" style:parent-style-name="Normal" style:family="paragraph">
      <style:paragraph-properties fo:text-align="justify" fo:margin-top="0.1666in" fo:margin-bottom="0.1666in"/>
    </style:style>
    <style:style style:name="T16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9" style:parent-style-name="Normal" style:family="paragraph">
      <style:paragraph-properties fo:margin-top="0.0694in" fo:margin-bottom="0.0694in" fo:line-height="100%"/>
      <style:text-properties fo:hyphenate="true"/>
    </style:style>
    <style:style style:name="T170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7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72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73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74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75" style:parent-style-name="Normal" style:family="paragraph">
      <style:text-properties fo:font-size="12pt" style:font-size-asian="12pt" style:font-size-complex="12pt"/>
    </style:style>
    <style:style style:name="P176" style:parent-style-name="Normal" style:family="paragraph">
      <style:paragraph-properties fo:break-before="page"/>
    </style:style>
    <style:style style:name="P177" style:parent-style-name="Título1" style:family="paragraph"/>
    <style:style style:name="P178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9" style:parent-style-name="Título2" style:family="paragraph">
      <style:paragraph-properties fo:margin-left="0in">
        <style:tab-stops/>
      </style:paragraph-properties>
    </style:style>
    <style:style style:name="P180" style:parent-style-name="Normal" style:family="paragraph">
      <style:paragraph-properties fo:text-align="justify"/>
    </style:style>
    <style:style style:name="P181" style:parent-style-name="Título2" style:family="paragraph">
      <style:paragraph-properties fo:margin-left="0in">
        <style:tab-stops/>
      </style:paragraph-properties>
    </style:style>
    <style:style style:name="P182" style:parent-style-name="Normal" style:family="paragraph">
      <style:paragraph-properties fo:margin-left="0.25in">
        <style:tab-stops/>
      </style:paragraph-properties>
    </style:style>
    <style:style style:name="P183" style:parent-style-name="Normal" style:family="paragraph">
      <style:text-properties fo:font-weight="bold" style:font-weight-asian="bold" fo:font-size="12pt" style:font-size-asian="12pt" style:font-size-complex="12pt"/>
    </style:style>
    <style:style style:name="P184" style:parent-style-name="Normal" style:family="paragraph">
      <style:text-properties fo:font-weight="bold" style:font-weight-asian="bold" fo:font-size="12pt" style:font-size-asian="12pt" style:font-size-complex="12pt"/>
    </style:style>
    <style:style style:name="P185" style:parent-style-name="Normal" style:family="paragraph">
      <style:text-properties fo:font-weight="bold" style:font-weight-asian="bold" fo:font-size="12pt" style:font-size-asian="12pt" style:font-size-complex="12pt"/>
    </style:style>
    <style:style style:name="P186" style:parent-style-name="ParágrafodaLista" style:family="paragraph">
      <style:paragraph-properties fo:margin-left="0.0986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87" style:parent-style-name="Título1" style:family="paragraph"/>
    <style:style style:name="TableColumn189" style:family="table-column">
      <style:table-column-properties style:column-width="1.2812in" style:use-optimal-column-width="false"/>
    </style:style>
    <style:style style:name="TableColumn190" style:family="table-column">
      <style:table-column-properties style:column-width="0.7812in" style:use-optimal-column-width="false"/>
    </style:style>
    <style:style style:name="TableColumn191" style:family="table-column">
      <style:table-column-properties style:column-width="0.7604in" style:use-optimal-column-width="false"/>
    </style:style>
    <style:style style:name="TableColumn192" style:family="table-column">
      <style:table-column-properties style:column-width="0.7083in" style:use-optimal-column-width="false"/>
    </style:style>
    <style:style style:name="TableColumn193" style:family="table-column">
      <style:table-column-properties style:column-width="0.7604in" style:use-optimal-column-width="false"/>
    </style:style>
    <style:style style:name="TableColumn194" style:family="table-column">
      <style:table-column-properties style:column-width="0.7395in" style:use-optimal-column-width="false"/>
    </style:style>
    <style:style style:name="TableColumn195" style:family="table-column">
      <style:table-column-properties style:column-width="0.7708in" style:use-optimal-column-width="false"/>
    </style:style>
    <style:style style:name="TableColumn196" style:family="table-column">
      <style:table-column-properties style:column-width="0.8125in" style:use-optimal-column-width="false"/>
    </style:style>
    <style:style style:name="Table188" style:family="table">
      <style:table-properties style:width="6.6145in" fo:margin-left="-0.1666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9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20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207" style:parent-style-name="Fonteparág.padrão" style:family="text">
      <style:text-properties fo:font-weight="bold" style:font-weight-asian="bold"/>
    </style:style>
    <style:style style:name="TableCell2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0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18" style:parent-style-name="Normal" style:family="paragraph">
      <style:paragraph-properties fo:widows="0" fo:orphans="0" fo:text-align="center" fo:line-height="100%"/>
    </style:style>
    <style:style style:name="TableCell2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widows="0" fo:orphans="0" fo:text-align="center" fo:line-height="100%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widows="0" fo:orphans="0" fo:text-align="center" fo:line-height="100%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widows="0" fo:orphans="0" fo:text-align="center" fo:line-height="100%"/>
    </style:style>
    <style:style style:name="TableCell2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0" fo:orphans="0" fo:text-align="center" fo:line-height="100%"/>
    </style:style>
    <style:style style:name="TableCell2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paragraph-properties fo:widows="0" fo:orphans="0" fo:text-align="center" fo:line-height="100%"/>
    </style:style>
    <style:style style:name="TableRow233" style:family="table-row">
      <style:table-row-properties style:min-row-height="0.3194in" style:use-optimal-row-height="false"/>
    </style:style>
    <style:style style:name="TableCell2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widows="0" fo:orphans="0" fo:text-align="center" fo:line-height="100%"/>
    </style:style>
    <style:style style:name="TableCell2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7" style:parent-style-name="Normal" style:family="paragraph">
      <style:paragraph-properties fo:widows="0" fo:orphans="0" fo:text-align="center" fo:line-height="100%"/>
    </style:style>
    <style:style style:name="TableCell2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widows="0" fo:orphans="0" fo:text-align="center" fo:line-height="100%"/>
    </style:style>
    <style:style style:name="TableCell2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widows="0" fo:orphans="0" fo:text-align="center" fo:line-height="100%"/>
    </style:style>
    <style:style style:name="TableCell2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widows="0" fo:orphans="0" fo:text-align="center" fo:line-height="100%"/>
    </style:style>
    <style:style style:name="TableCell2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5" style:parent-style-name="Normal" style:family="paragraph">
      <style:paragraph-properties fo:widows="0" fo:orphans="0" fo:text-align="center" fo:line-height="100%"/>
    </style:style>
    <style:style style:name="TableCell2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widows="0" fo:orphans="0" fo:text-align="center" fo:line-height="100%"/>
    </style:style>
    <style:style style:name="TableCell2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widows="0" fo:orphans="0" fo:text-align="center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2" style:parent-style-name="Normal" style:family="paragraph">
      <style:paragraph-properties fo:widows="0" fo:orphans="0" fo:text-align="center" fo:line-height="100%"/>
    </style:style>
    <style:style style:name="TableCell2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4" style:parent-style-name="Normal" style:family="paragraph">
      <style:paragraph-properties fo:widows="0" fo:orphans="0" fo:text-align="center" fo:line-height="100%"/>
    </style:style>
    <style:style style:name="TableCell2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widows="0" fo:orphans="0" fo:text-align="center" fo:line-height="100%"/>
    </style:style>
    <style:style style:name="TableCell2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text-align="center" fo:line-height="100%"/>
    </style:style>
    <style:style style:name="TableCell2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widows="0" fo:orphans="0" fo:text-align="center" fo:line-height="100%"/>
    </style:style>
    <style:style style:name="TableCell2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text-align="center" fo:line-height="100%"/>
    </style:style>
    <style:style style:name="TableCell2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text-align="center" fo:line-height="100%"/>
    </style:style>
    <style:style style:name="TableCell2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0" fo:orphans="0" fo:text-align="center" fo:line-height="100%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fo:widows="0" fo:orphans="0" fo:text-align="center" fo:line-height="100%"/>
    </style:style>
    <style:style style:name="TableCell2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widows="0" fo:orphans="0" fo:text-align="center" fo:line-height="100%"/>
    </style:style>
    <style:style style:name="TableCell2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widows="0" fo:orphans="0" fo:text-align="center" fo:line-height="100%"/>
    </style:style>
    <style:style style:name="TableCell2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5" style:parent-style-name="Normal" style:family="paragraph">
      <style:paragraph-properties fo:widows="0" fo:orphans="0" fo:text-align="center" fo:line-height="100%"/>
    </style:style>
    <style:style style:name="TableCell2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widows="0" fo:orphans="0" fo:text-align="center" fo:line-height="100%"/>
    </style:style>
    <style:style style:name="TableCell2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widows="0" fo:orphans="0" fo:text-align="center" fo:line-height="100%"/>
    </style:style>
    <style:style style:name="TableCell2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widows="0" fo:orphans="0" fo:text-align="center" fo:line-height="100%"/>
    </style:style>
    <style:style style:name="TableCell2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widows="0" fo:orphans="0" fo:text-align="center" fo:line-height="100%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text-align="center" fo:line-height="100%"/>
    </style:style>
    <style:style style:name="TableCell2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8" style:parent-style-name="Normal" style:family="paragraph">
      <style:paragraph-properties fo:widows="0" fo:orphans="0" fo:text-align="center" fo:line-height="100%"/>
    </style:style>
    <style:style style:name="TableCell2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widows="0" fo:orphans="0" fo:text-align="center" fo:line-height="100%"/>
    </style:style>
    <style:style style:name="TableCell2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widows="0" fo:orphans="0" fo:text-align="center" fo:line-height="100%"/>
    </style:style>
    <style:style style:name="TableCell2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0" fo:orphans="0" fo:text-align="center" fo:line-height="100%"/>
    </style:style>
    <style:style style:name="TableCell2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text-align="center" fo:line-height="100%"/>
    </style:style>
    <style:style style:name="TableCell2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text-align="center" fo:line-height="100%"/>
    </style:style>
    <style:style style:name="TableCell2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0" style:parent-style-name="Normal" style:family="paragraph">
      <style:paragraph-properties fo:widows="0" fo:orphans="0" fo:text-align="center" fo:line-height="100%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0" fo:orphans="0" fo:text-align="center" fo:line-height="100%"/>
    </style:style>
    <style:style style:name="TableCell3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5" style:parent-style-name="Normal" style:family="paragraph">
      <style:paragraph-properties fo:widows="0" fo:orphans="0" fo:text-align="center" fo:line-height="100%"/>
    </style:style>
    <style:style style:name="TableCell3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widows="0" fo:orphans="0" fo:text-align="center" fo:line-height="100%"/>
    </style:style>
    <style:style style:name="TableCell3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9" style:parent-style-name="Normal" style:family="paragraph">
      <style:paragraph-properties fo:widows="0" fo:orphans="0" fo:text-align="center" fo:line-height="100%"/>
    </style:style>
    <style:style style:name="TableCell3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1" style:parent-style-name="Normal" style:family="paragraph">
      <style:paragraph-properties fo:widows="0" fo:orphans="0" fo:text-align="center" fo:line-height="100%"/>
    </style:style>
    <style:style style:name="TableCell3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3" style:parent-style-name="Normal" style:family="paragraph">
      <style:paragraph-properties fo:widows="0" fo:orphans="0" fo:text-align="center" fo:line-height="100%"/>
    </style:style>
    <style:style style:name="TableCell3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widows="0" fo:orphans="0" fo:text-align="center" fo:line-height="100%"/>
    </style:style>
    <style:style style:name="TableCell3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7" style:parent-style-name="Normal" style:family="paragraph">
      <style:paragraph-properties fo:widows="0" fo:orphans="0" fo:text-align="center" fo:line-height="100%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widows="0" fo:orphans="0" fo:text-align="center" fo:line-height="100%"/>
    </style:style>
    <style:style style:name="TableCell3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2" style:parent-style-name="Normal" style:family="paragraph">
      <style:paragraph-properties fo:widows="0" fo:orphans="0" fo:text-align="center" fo:line-height="100%"/>
    </style:style>
    <style:style style:name="TableCell3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widows="0" fo:orphans="0" fo:text-align="center" fo:line-height="100%"/>
    </style:style>
    <style:style style:name="TableCell3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widows="0" fo:orphans="0" fo:text-align="center" fo:line-height="100%"/>
    </style:style>
    <style:style style:name="TableCell3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widows="0" fo:orphans="0" fo:text-align="center" fo:line-height="100%"/>
    </style:style>
    <style:style style:name="TableCell3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widows="0" fo:orphans="0" fo:text-align="center" fo:line-height="100%"/>
    </style:style>
    <style:style style:name="TableCell3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widows="0" fo:orphans="0" fo:text-align="center" fo:line-height="100%"/>
    </style:style>
    <style:style style:name="TableCell3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4" style:parent-style-name="Normal" style:family="paragraph">
      <style:paragraph-properties fo:widows="0" fo:orphans="0" fo:text-align="center"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</style:style>
    <style:style style:name="TableCell3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9" style:parent-style-name="Normal" style:family="paragraph">
      <style:paragraph-properties fo:widows="0" fo:orphans="0" fo:text-align="center" fo:line-height="100%"/>
    </style:style>
    <style:style style:name="TableCell3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0" fo:orphans="0" fo:text-align="center" fo:line-height="100%"/>
    </style:style>
    <style:style style:name="TableCell3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widows="0" fo:orphans="0" fo:text-align="center" fo:line-height="100%"/>
    </style:style>
    <style:style style:name="TableCell3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5" style:parent-style-name="Normal" style:family="paragraph">
      <style:paragraph-properties fo:widows="0" fo:orphans="0" fo:text-align="center" fo:line-height="100%"/>
    </style:style>
    <style:style style:name="TableCell3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widows="0" fo:orphans="0" fo:text-align="center" fo:line-height="100%"/>
    </style:style>
    <style:style style:name="TableCell3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9" style:parent-style-name="Normal" style:family="paragraph">
      <style:paragraph-properties fo:widows="0" fo:orphans="0" fo:text-align="center" fo:line-height="100%"/>
    </style:style>
    <style:style style:name="TableCell3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widows="0" fo:orphans="0" fo:text-align="center" fo:line-height="100%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text-align="center" fo:line-height="100%"/>
    </style:style>
    <style:style style:name="TableCell3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6" style:parent-style-name="Normal" style:family="paragraph">
      <style:paragraph-properties fo:widows="0" fo:orphans="0" fo:line-height="100%"/>
    </style:style>
    <style:style style:name="TableCell3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line-height="100%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line-height="100%"/>
    </style:style>
    <style:style style:name="TableCell3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line-height="100%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line-height="100%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line-height="100%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</style:style>
    <style:style style:name="P369" style:parent-style-name="Título1" style:family="paragraph"/>
    <style:style style:name="P370" style:parent-style-name="Normal" style:family="paragraph">
      <style:paragraph-properties fo:text-align="justify"/>
    </style:style>
    <style:style style:name="P371" style:parent-style-name="Normal" style:family="paragraph">
      <style:paragraph-properties fo:text-align="justify"/>
    </style:style>
    <style:style style:name="P372" style:parent-style-name="Normal" style:family="paragraph">
      <style:paragraph-properties fo:text-align="justify"/>
    </style:style>
    <style:style style:name="P373" style:parent-style-name="Normal" style:family="paragraph">
      <style:paragraph-properties fo:break-before="page"/>
    </style:style>
    <style:style style:name="P374" style:parent-style-name="Título1" style:family="paragraph"/>
    <style:style style:name="P375" style:parent-style-name="Título1" style:family="paragraph"/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Leonardo</text:span></text:p>
      <text:p text:style-name="P23">Orlando</text:p>
      <text:p text:style-name="P24"/>
      <text:p text:style-name="P25"/>
      <text:p text:style-name="P26">Grupo(n) / Nome da<text:s/>Empresa: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 Porciuncula</text:p>
          </table:table-cell>
        </table:table-row>
        <table:table-row table:style-name="TableRow38">
          <table:table-cell table:style-name="TableCell39">
            <text:p text:style-name="P40">Erick</text:p>
          </table:table-cell>
        </table:table-row>
        <table:table-row table:style-name="TableRow41">
          <table:table-cell table:style-name="TableCell42">
            <text:p text:style-name="P43">Gabriela</text:p>
          </table:table-cell>
        </table:table-row>
        <table:table-row table:style-name="TableRow44">
          <table:table-cell table:style-name="TableCell45">
            <text:p text:style-name="P46">Rafael Lima</text:p>
          </table:table-cell>
        </table:table-row>
        <table:table-row table:style-name="TableRow47">
          <table:table-cell table:style-name="TableCell48">
            <text:p text:style-name="P49">Maylon Henrique Leyn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4</text:p>
      <text:p text:style-name="P57">FICHA DE CONTROLE - PROJETO INTERDISCIPLINAR</text:p>
      <text:p text:style-name="Normal"><draw:custom-shape svg:x="-0.1189in" svg:y="0.13346in" svg:width="6.08333in" svg:height="0.83333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soft-page-break/>
      <text:p text:style-name="Normal"><text:span text:style-name="T58">DISCIPLINA CHAVE: Engenharia de Software I - PI I</text:span></text:p>
      <text:p text:style-name="Normal"><text:span text:style-name="T59">PROFESSOR: Orlando Saraiva do Nascimento Júnior</text:span></text:p>
      <text:p text:style-name="Normal"><draw:custom-shape svg:x="-0.10827in" svg:y="0.21378in" svg:width="6.07222in" svg:height="1.40625in" draw:z-index="251658240" draw:id="id1" draw:style-name="a2" draw:name="Retângulo 2" text:anchor-type="paragraph"><svg:title/><svg:desc/><text:p text:style-name="P60"/><text:p text:style-name="P61"/><text:p text:style-name="P62"/><text:p text:style-name="P63"/><text:p text:style-name="P64"/><draw:enhanced-geometry draw:type="non-primitive" svg:viewBox="0 0 21600 21600" draw:enhanced-path="M 0 0 L 21600 0 21600 21600 0 21600 Z N"/></draw:custom-shape></text:p>
      <text:p text:style-name="Normal"><text:span text:style-name="T65">GRUPO:<text:s/></text:span>Nome do grupo<text:span text:style-name="T66"><text:s text:c="12"/>SEMESTRE:<text:s/></text:span><text:span text:style-name="T67">1SEM/2024</text:span></text:p>
      <text:p text:style-name="Normal"><text:span text:style-name="T68">TÍTULO DO PROJETO:</text:span></text:p>
      <text:p text:style-name="Normal"><text:span text:style-name="T69">DATA DA APRESENTAÇÃO: 19/06/2024</text:span></text:p>
      <text:p text:style-name="Normal"><text:span text:style-name="T70">NOTA: <text:s text:c="2"/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Normal"><text:span text:style-name="T77">INTEGRANTES DO GRUPO:<text:s/></text:span>Nome grupo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Nome</text:p>
          </table:table-cell>
          <table:table-cell table:style-name="TableCell84">
            <text:p text:style-name="P85">Nota Individual</text:p>
          </table:table-cell>
        </table:table-row>
        <table:table-row table:style-name="TableRow86">
          <table:table-cell table:style-name="TableCell87">
            <text:p text:style-name="P88"><text:span text:style-name="T89">Cauã Porciuncula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Erick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<text:span text:style-name="T101">Gabriela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Rafael Lima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pan text:style-name="T113">Maylon Henrique Leyn</text:span>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/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Normal"><text:span text:style-name="T142">Araras, 19</text:span><text:span text:style-name="T143"><text:s/>de junho de 2024</text:span></text:p>
      <text:p text:style-name="P144"/>
      <text:p text:style-name="P145"/>
      <text:p text:style-name="P146">__________________________________</text:p>
      <text:p text:style-name="P147"><text:s text:c="14"/>Professor Orlando Saraiva do Nascimento Júnior</text:p>
      <text:p text:style-name="P148"/>
      <text:p text:style-name="P149">Sumário</text:p>
      <text:p text:style-name="P150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1">Índice</text:p>
          <text:p text:style-name="P152"><text:a xlink:href="#__RefHeading___Toc1476_4053971637" office:target-frame-name="_top" xlink:show="replace">Apresentação do contexto<text:tab/>4</text:a></text:p>
          <text:p text:style-name="P153"><text:a xlink:href="#__RefHeading___Toc1482_4053971637" office:target-frame-name="_top" xlink:show="replace">Escopo do sistema<text:tab/>5</text:a></text:p>
          <text:p text:style-name="P154"><text:a xlink:href="#__RefHeading___Toc1484_4053971637" office:target-frame-name="_top" xlink:show="replace">Técnica de levantamento de requisitos<text:tab/>5</text:a></text:p>
          <text:p text:style-name="P155"><text:a xlink:href="#__RefHeading___Toc1486_4053971637" office:target-frame-name="_top" xlink:show="replace"><text:s/>Requisitos não funcionais<text:tab/>5</text:a></text:p>
          <text:p text:style-name="P156"><text:a xlink:href="#__RefHeading___Toc1488_4053971637" office:target-frame-name="_top" xlink:show="replace">Documentação do Sistema<text:tab/>6</text:a></text:p>
          <text:p text:style-name="P157"><text:a xlink:href="#__RefHeading___Toc1490_4053971637" office:target-frame-name="_top" xlink:show="replace">Diagramas UML<text:tab/>6</text:a></text:p>
          <text:p text:style-name="P158"><text:a xlink:href="#__RefHeading___Toc1492_4053971637" office:target-frame-name="_top" xlink:show="replace">Diagrama de caso de uso<text:tab/>6</text:a></text:p>
          <text:p text:style-name="P159"><text:a xlink:href="#__RefHeading___Toc1494_4053971637" office:target-frame-name="_top" xlink:show="replace">Diagrama de sequência<text:tab/>6</text:a></text:p>
          <text:p text:style-name="P160"><text:a xlink:href="#__RefHeading___Toc1496_4053971637" office:target-frame-name="_top" xlink:show="replace">Interface do usuário<text:tab/>6</text:a></text:p>
          <text:p text:style-name="P161"><text:a xlink:href="#__RefHeading___Toc1498_4053971637" office:target-frame-name="_top" xlink:show="replace">Funcionalidades Implementadas<text:tab/>6</text:a></text:p>
          <text:p text:style-name="P162"><text:a xlink:href="#__RefHeading___Toc1500_4053971637" office:target-frame-name="_top" xlink:show="replace">Considerações<text:s/>Finais<text:tab/>7</text:a></text:p>
        </text:index-body>
      </text:table-of-content>
      <text:p text:style-name="Normal"/>
      <text:p text:style-name="P163"/>
      <text:h text:style-name="P164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5"><text:span text:style-name="T166"><text:s/>Apresentação da proposta de sistema e contexto do projeto</text:span></text:p>
      <text:p text:style-name="P167"><text:span text:style-name="T168">Desenvolvimento de Sistema para Otimização das Vendas da Empresa Dalu Doces</text:span></text:p>
      <text:p text:style-name="P169"><text:span text:style-name="T170">Com o objetivo de modernizar e aprimorar os processos de venda da empresa<text:s/></text:span><text:span text:style-name="T171">Dalu Doces</text:span><text:span text:style-name="T172">, será desenvolvido um sistema personalizado que proporcionará maior agilidade, controle e eficiência no atendimento ao cliente. A proposta visa digitalizar e automatizar os pedidos, sem abrir mão da flexibilidade do atendimento manual realizado no caixa.</text:span></text:p>
      <text:p text:style-name="P173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74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P175"/>
      <text:p text:style-name="Normal"/>
      <text:p text:style-name="P176"/>
      <text:h text:style-name="P177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8">O escopo de um sistema refere-se ao conjunto de funcionalidades, características e requisitos que definem<text:s/>o que o sistema irá realizar e como ele irá operar para atender às necessidades dos usuários e stakeholders. Ele delimita os limites do projeto, determinando o que está dentro e o que está fora do âmbito do sistema.</text:p>
      <text:h text:style-name="P179" text:outline-level="2"><text:bookmark-start text:name="_Toc161762657"/>Objetivos do projeto<text:bookmark-end text:name="_Toc161762657"/></text:h>
      <text:p text:style-name="Normal">Lista dos resultados específicos que o projeto visa alcançar.</text:p>
      <text:h text:style-name="Título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80">Descrever qual(is) técnicas de levantamento foram utilizadas e detalhar o processo.</text:p>
      <text:p text:style-name="Normal"/>
      <text:h text:style-name="P181" text:outline-level="2">R<text:bookmark-start text:name="_Toc161762659"/>equisitos funcionais<text:bookmark-end text:name="_Toc161762659"/></text:h>
      <text:p text:style-name="P182"/>
      <text:p text:style-name="P183"/>
      <text:h text:style-name="Título2" text:outline-level="2"><text:bookmark-start text:name="_Toc161762660"/><text:bookmark-start text:name="__RefHeading___Toc1486_4053971637"/><text:s/>Requisitos não funcionais<text:bookmark-end text:name="_Toc161762660"/><text:bookmark-end text:name="__RefHeading___Toc1486_4053971637"/></text:h>
      <text:p text:style-name="P184"/>
      <text:p text:style-name="P185"/>
      <text:p text:style-name="P186">Cronograma</text:p>
      <text:h text:style-name="P187" text:outline-level="1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bookmark-start text:name="_otr3feagh8c7"/><text:bookmark-end text:name="_otr3feagh8c7"/>Tarefas</text:p>
          </table:table-cell>
          <table:table-cell table:style-name="TableCell200">
            <text:p text:style-name="P201">05/03</text:p>
          </table:table-cell>
          <table:table-cell table:style-name="TableCell202">
            <text:p text:style-name="P203">12/03 a</text:p>
            <text:p text:style-name="P204">19/03</text:p>
          </table:table-cell>
          <table:table-cell table:style-name="TableCell205">
            <text:p text:style-name="P206">26/03 a</text:p>
            <text:p text:style-name="Normal"><text:span text:style-name="T207">02/04</text:span></text:p>
          </table:table-cell>
          <table:table-cell table:style-name="TableCell208">
            <text:p text:style-name="P209">03/11 a 9/11</text:p>
          </table:table-cell>
          <table:table-cell table:style-name="TableCell210">
            <text:p text:style-name="P211">10/11 a 16/11</text:p>
          </table:table-cell>
          <table:table-cell table:style-name="TableCell212">
            <text:p text:style-name="P213">17/11 a 23/11</text:p>
          </table:table-cell>
          <table:table-cell table:style-name="TableCell214">
            <text:p text:style-name="P215">25/06</text:p>
          </table:table-cell>
        </table:table-row>
        <table:table-row table:style-name="TableRow216">
          <table:table-cell table:style-name="TableCell217">
            <text:p text:style-name="P218">Definição Grupos</text:p>
          </table:table-cell>
          <table:table-cell table:style-name="TableCell219">
            <text:p text:style-name="P220">X</text:p>
          </table:table-cell>
          <table:table-cell table:style-name="TableCell221">
            <text:p text:style-name="P222"><text:s/></text:p>
          </table:table-cell>
          <table:table-cell table:style-name="TableCell223">
            <text:p text:style-name="P224"><text:s/></text:p>
          </table:table-cell>
          <table:table-cell table:style-name="TableCell225">
            <text:p text:style-name="P226"><text:s/></text:p>
          </table:table-cell>
          <table:table-cell table:style-name="TableCell227">
            <text:p text:style-name="P228"><text:s/></text:p>
          </table:table-cell>
          <table:table-cell table:style-name="TableCell229">
            <text:p text:style-name="P230"><text:s/></text:p>
          </table:table-cell>
          <table:table-cell table:style-name="TableCell231">
            <text:p text:style-name="P232"><text:s/></text:p>
          </table:table-cell>
        </table:table-row>
        <table:table-row table:style-name="TableRow233">
          <table:table-cell table:style-name="TableCell234">
            <text:p text:style-name="P235">Criação Empresa</text:p>
          </table:table-cell>
          <table:table-cell table:style-name="TableCell236">
            <text:p text:style-name="P237"><text:s/></text:p>
          </table:table-cell>
          <table:table-cell table:style-name="TableCell238">
            <text:p text:style-name="P239">X</text:p>
          </table:table-cell>
          <table:table-cell table:style-name="TableCell240">
            <text:p text:style-name="P241"><text:s/></text:p>
          </table:table-cell>
          <table:table-cell table:style-name="TableCell242">
            <text:p text:style-name="P243"><text:s/></text:p>
          </table:table-cell>
          <table:table-cell table:style-name="TableCell244">
            <text:p text:style-name="P245"><text:s/></text:p>
          </table:table-cell>
          <table:table-cell table:style-name="TableCell246">
            <text:p text:style-name="P247"><text:s/></text:p>
          </table:table-cell>
          <table:table-cell table:style-name="TableCell248">
            <text:p text:style-name="P249"><text:s/></text:p>
          </table:table-cell>
        </table:table-row>
        <table:table-row table:style-name="TableRow250">
          <table:table-cell table:style-name="TableCell251">
            <text:p text:style-name="P252">Escopo Sistema</text:p>
          </table:table-cell>
          <table:table-cell table:style-name="TableCell253">
            <text:p text:style-name="P254"><text:s/></text:p>
          </table:table-cell>
          <table:table-cell table:style-name="TableCell255">
            <text:p text:style-name="P256"><text:s/></text:p>
          </table:table-cell>
          <table:table-cell table:style-name="TableCell257">
            <text:p text:style-name="P258">X</text:p>
          </table:table-cell>
          <table:table-cell table:style-name="TableCell259">
            <text:p text:style-name="P260"><text:s/></text:p>
          </table:table-cell>
          <table:table-cell table:style-name="TableCell261">
            <text:p text:style-name="P262"><text:s/></text:p>
          </table:table-cell>
          <table:table-cell table:style-name="TableCell263">
            <text:p text:style-name="P264"><text:s/></text:p>
          </table:table-cell>
          <table:table-cell table:style-name="TableCell265">
            <text:p text:style-name="P266"><text:s/></text:p>
          </table:table-cell>
        </table:table-row>
        <table:table-row table:style-name="TableRow267">
          <table:table-cell table:style-name="TableCell268">
            <text:p text:style-name="P269">Requisitos</text:p>
          </table:table-cell>
          <table:table-cell table:style-name="TableCell270">
            <text:p text:style-name="P271"><text:s/></text:p>
          </table:table-cell>
          <table:table-cell table:style-name="TableCell272">
            <text:p text:style-name="P273"><text:s/></text:p>
          </table:table-cell>
          <table:table-cell table:style-name="TableCell274">
            <text:p text:style-name="P275"><text:s/>X</text:p>
          </table:table-cell>
          <table:table-cell table:style-name="TableCell276">
            <text:p text:style-name="P277">X</text:p>
          </table:table-cell>
          <table:table-cell table:style-name="TableCell278">
            <text:p text:style-name="P279"><text:s/>X</text:p>
          </table:table-cell>
          <table:table-cell table:style-name="TableCell280">
            <text:p text:style-name="P281"><text:s/></text:p>
          </table:table-cell>
          <table:table-cell table:style-name="TableCell282">
            <text:p text:style-name="P283"><text:s/></text:p>
          </table:table-cell>
        </table:table-row>
        <table:table-row table:style-name="TableRow284">
          <table:table-cell table:style-name="TableCell285">
            <text:p text:style-name="P286">Diagramas</text:p>
          </table:table-cell>
          <table:table-cell table:style-name="TableCell287">
            <text:p text:style-name="P288"><text:s/></text:p>
          </table:table-cell>
          <table:table-cell table:style-name="TableCell289">
            <text:p text:style-name="P290"><text:s/></text:p>
          </table:table-cell>
          <table:table-cell table:style-name="TableCell291">
            <text:p text:style-name="P292">X</text:p>
          </table:table-cell>
          <table:table-cell table:style-name="TableCell293">
            <text:p text:style-name="P294">X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><text:s/></text:p>
          </table:table-cell>
          <table:table-cell table:style-name="TableCell299">
            <text:p text:style-name="P300"><text:s/></text:p>
          </table:table-cell>
        </table:table-row>
        <table:table-row table:style-name="TableRow301">
          <table:table-cell table:style-name="TableCell302">
            <text:p text:style-name="P303">Protótipo</text:p>
          </table:table-cell>
          <table:table-cell table:style-name="TableCell304">
            <text:p text:style-name="P305"><text:s/></text:p>
          </table:table-cell>
          <table:table-cell table:style-name="TableCell306">
            <text:p text:style-name="P307"><text:s/></text:p>
          </table:table-cell>
          <table:table-cell table:style-name="TableCell308">
            <text:p text:style-name="P309"><text:s/></text:p>
          </table:table-cell>
          <table:table-cell table:style-name="TableCell310">
            <text:p text:style-name="P311"><text:s/></text:p>
          </table:table-cell>
          <table:table-cell table:style-name="TableCell312">
            <text:p text:style-name="P313"><text:s/>X</text:p>
          </table:table-cell>
          <table:table-cell table:style-name="TableCell314">
            <text:p text:style-name="P315">X</text:p>
          </table:table-cell>
          <table:table-cell table:style-name="TableCell316">
            <text:p text:style-name="P317"><text:s/></text:p>
          </table:table-cell>
        </table:table-row>
        <text:soft-page-break/>
        <table:table-row table:style-name="TableRow318">
          <table:table-cell table:style-name="TableCell319">
            <text:p text:style-name="P320">Documentação</text:p>
          </table:table-cell>
          <table:table-cell table:style-name="TableCell321">
            <text:p text:style-name="P322"><text:s/></text:p>
          </table:table-cell>
          <table:table-cell table:style-name="TableCell323">
            <text:p text:style-name="P324"><text:s/>X</text:p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><text:s/>X</text:p>
          </table:table-cell>
          <table:table-cell table:style-name="TableCell329">
            <text:p text:style-name="P330"><text:s/>X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Entrega</text:p>
          </table:table-cell>
          <table:table-cell table:style-name="TableCell338">
            <text:p text:style-name="P339"><text:s/></text:p>
          </table:table-cell>
          <table:table-cell table:style-name="TableCell340">
            <text:p text:style-name="P341"><text:s/></text:p>
          </table:table-cell>
          <table:table-cell table:style-name="TableCell342">
            <text:p text:style-name="P343"><text:s/></text:p>
          </table:table-cell>
          <table:table-cell table:style-name="TableCell344">
            <text:p text:style-name="P345"><text:s/></text:p>
          </table:table-cell>
          <table:table-cell table:style-name="TableCell346">
            <text:p text:style-name="P347"><text:s/></text:p>
          </table:table-cell>
          <table:table-cell table:style-name="TableCell348">
            <text:p text:style-name="P349">X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Apresentação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>X</text:p>
          </table:table-cell>
        </table:table-row>
      </table:table>
      <text:h text:style-name="P369" text:outline-level="1"><text:bookmark-start text:name="_Toc161762661"/><text:bookmark-start text:name="__RefHeading___Toc1488_4053971637"/>Documentação do Sistema<text:bookmark-end text:name="_Toc161762661"/><text:bookmark-end text:name="__RefHeading___Toc1488_4053971637"/></text:h>
      <text:p text:style-name="P370">Neste capítulo, são apresentados os documentos técnicos que descrevem os aspectos fundamentais do sistema desenvolvido, fornecendo uma base sólida para compreensão e<text:s/>manutenção futura. A documentação é uma parte essencial do processo de desenvolvimento de software, pois oferece um registro detalhado das decisões tomadas e das características do sistema.</text:p>
      <text:p text:style-name="P371"/>
      <text:h text:style-name="Título2" text:outline-level="2"><text:bookmark-start text:name="_Toc161762662"/>Metodologia de Desenvolvimento<text:bookmark-end text:name="_Toc161762662"/></text:h>
      <text:p text:style-name="P372">Conjunto de processos, práticas e<text:s/>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opcional )<text:bookmark-end text:name="__RefHeading___Toc1494_4053971637"/>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373"/>
      <text:h text:style-name="P374" text:outline-level="1"/>
      <text:h text:style-name="P375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1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YLON HENRIQUE LEYN</meta:initial-creator>
    <dc:creator>MAYLON HENRIQUE LEYN</dc:creator>
    <meta:creation-date>2025-05-14T23:29:00Z</meta:creation-date>
    <dc:date>2025-05-14T23:29:00Z</dc:date>
    <meta:template xlink:href="Normal" xlink:type="simple"/>
    <meta:editing-cycles>2</meta:editing-cycles>
    <meta:editing-duration>PT0S</meta:editing-duration>
    <meta:user-defined meta:name="ContentTypeId">0x01010055BF9BE549D7774D9EB17707C144E102</meta:user-defined>
    <meta:user-defined meta:name="MediaServiceImageTags"/>
    <meta:document-statistic meta:page-count="7" meta:paragraph-count="10" meta:word-count="783" meta:character-count="5007" meta:row-count="35" meta:non-whitespace-character-count="4234"/>
  </office:meta>
</office:document-meta>
</file>